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31cm" fo:min-width="3.075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147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826cm" fo:min-width="0cm"/>
    </style:style>
    <style:style style:name="gr9" style:family="graphic" style:parent-style-name="standard">
      <style:graphic-properties draw:stroke="none" svg:stroke-color="#000000" draw:fill="none" draw:fill-color="#ffffff" fo:min-height="0.762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209cm" fo:min-width="0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20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Times New Roman"/>
    </style:style>
    <style:style style:name="P4" style:family="paragraph">
      <loext:graphic-properties draw:fill="none" draw:fill-color="#ffffff"/>
      <style:text-properties style:font-name="Times New Roman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style:font-name="Times New Roman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text-position="-33% 58%"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75cm" svg:height="2.381cm" svg:x="3.254cm" svg:y="0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75cm" svg:height="2.381cm" svg:x="8.609cm" svg:y="0.1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75cm" svg:height="2.381cm" svg:x="4.443cm" svg:y="4.8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75cm" svg:height="2.381cm" svg:x="9.701cm" svg:y="4.9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15cm" svg:y1="3.363cm" svg:x2="16.88cm" svg:y2="3.364cm">
          <text:p/>
        </draw:line>
        <draw:line draw:style-name="gr2" draw:text-style-name="P2" draw:layer="layout" svg:x1="1.203cm" svg:y1="4.062cm" svg:x2="16.868cm" svg:y2="4.063cm">
          <text:p/>
        </draw:line>
        <draw:frame draw:style-name="gr3" draw:text-style-name="P4" draw:layer="layout" svg:width="1.886cm" svg:height="1.505cm" svg:x="-0.168cm" svg:y="2.881cm">
          <draw:text-box>
            <text:p text:style-name="P3"><text:span text:style-name="T1">SDA</text:span></text:p>
          </draw:text-box>
        </draw:frame>
        <draw:frame draw:style-name="gr4" draw:text-style-name="P4" draw:layer="layout" svg:width="2.545cm" svg:height="1.387cm" svg:x="-0.161cm" svg:y="3.621cm">
          <draw:text-box>
            <text:p text:style-name="P3"><text:span text:style-name="T1">SCL</text:span></text:p>
          </draw:text-box>
        </draw:frame>
        <draw:frame draw:style-name="gr5" draw:text-style-name="P5" draw:layer="layout" svg:width="3.605cm" svg:height="2.397cm" svg:x="3.224cm" svg:y="0.071cm">
          <draw:text-box>
            <text:p text:style-name="P1">Master</text:p>
          </draw:text-box>
        </draw:frame>
        <draw:frame draw:style-name="gr5" draw:text-style-name="P5" draw:layer="layout" svg:width="3.605cm" svg:height="2.397cm" svg:x="8.584cm" svg:y="0.122cm">
          <draw:text-box>
            <text:p text:style-name="P1">Slave</text:p>
          </draw:text-box>
        </draw:frame>
        <draw:frame draw:style-name="gr5" draw:text-style-name="P5" draw:layer="layout" svg:width="3.605cm" svg:height="2.397cm" svg:x="9.685cm" svg:y="4.967cm">
          <draw:text-box>
            <text:p text:style-name="P1">Master</text:p>
          </draw:text-box>
        </draw:frame>
        <draw:frame draw:style-name="gr5" draw:text-style-name="P5" draw:layer="layout" svg:width="3.605cm" svg:height="2.397cm" svg:x="4.417cm" svg:y="4.942cm">
          <draw:text-box>
            <text:p text:style-name="P1">Slave</text:p>
          </draw:text-box>
        </draw:frame>
        <draw:line draw:style-name="gr6" draw:text-style-name="P2" draw:layer="layout" svg:x1="4.024cm" svg:y1="3.371cm" svg:x2="4.024cm" svg:y2="2.483cm">
          <text:p/>
        </draw:line>
        <draw:line draw:style-name="gr6" draw:text-style-name="P2" draw:layer="layout" svg:x1="6.281cm" svg:y1="4.076cm" svg:x2="6.281cm" svg:y2="2.488cm">
          <text:p/>
        </draw:line>
        <draw:custom-shape draw:style-name="gr7" draw:text-style-name="P1" draw:layer="layout" svg:width="0.107cm" svg:height="0.107cm" svg:x="3.973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07cm" svg:height="0.107cm" svg:x="6.227cm" svg:y="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055cm" svg:y1="4.906cm" svg:x2="5.055cm" svg:y2="3.366cm">
          <text:p/>
        </draw:line>
        <draw:line draw:style-name="gr6" draw:text-style-name="P2" draw:layer="layout" svg:x1="7.39cm" svg:y1="4.896cm" svg:x2="7.39cm" svg:y2="4.069cm">
          <text:p/>
        </draw:line>
        <draw:custom-shape draw:style-name="gr7" draw:text-style-name="P1" draw:layer="layout" svg:width="0.107cm" svg:height="0.107cm" svg:x="7.334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07cm" svg:height="0.107cm" svg:x="4.998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155cm" svg:y1="4.08cm" svg:x2="9.155cm" svg:y2="2.575cm">
          <text:p/>
        </draw:line>
        <draw:line draw:style-name="gr6" draw:text-style-name="P2" draw:layer="layout" svg:x1="11.572cm" svg:y1="3.366cm" svg:x2="11.562cm" svg:y2="2.55cm">
          <text:p/>
        </draw:line>
        <draw:custom-shape draw:style-name="gr7" draw:text-style-name="P1" draw:layer="layout" svg:width="0.107cm" svg:height="0.107cm" svg:x="9.099cm" svg:y="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07cm" svg:height="0.107cm" svg:x="11.516cm" svg:y="3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0.157cm" svg:y1="4.972cm" svg:x2="10.157cm" svg:y2="4.064cm">
          <text:p/>
        </draw:line>
        <draw:line draw:style-name="gr6" draw:text-style-name="P2" draw:layer="layout" svg:x1="12.761cm" svg:y1="4.962cm" svg:x2="12.761cm" svg:y2="3.376cm">
          <text:p/>
        </draw:line>
        <draw:custom-shape draw:style-name="gr7" draw:text-style-name="P1" draw:layer="layout" svg:width="0.107cm" svg:height="0.107cm" svg:x="12.711cm" svg:y="3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07cm" svg:height="0.107cm" svg:x="10.09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27cm" svg:height="1.076cm" svg:x="15.193cm" svg:y="1.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27cm" svg:height="1.076cm" svg:x="15.811cm" svg:y="1.652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617cm" svg:y1="0.885cm" svg:x2="16.56cm" svg:y2="0.885cm">
          <text:p/>
        </draw:line>
        <draw:frame draw:style-name="gr9" draw:text-style-name="P4" draw:layer="layout" svg:width="1.877cm" svg:height="1.012cm" svg:x="14.648cm" svg:y="-0.038cm">
          <draw:text-box>
            <text:p text:style-name="P6"><text:span text:style-name="T1">V</text:span><text:span text:style-name="T2">DD</text:span></text:p>
          </draw:text-box>
        </draw:frame>
        <draw:line draw:style-name="gr6" draw:text-style-name="P2" draw:layer="layout" svg:x1="15.344cm" svg:y1="1.645cm" svg:x2="15.344cm" svg:y2="0.885cm">
          <text:p/>
        </draw:line>
        <draw:line draw:style-name="gr6" draw:text-style-name="P2" draw:layer="layout" svg:x1="15.994cm" svg:y1="1.65cm" svg:x2="15.994cm" svg:y2="0.89cm">
          <text:p/>
        </draw:line>
        <draw:line draw:style-name="gr6" draw:text-style-name="P2" draw:layer="layout" svg:x1="15.328cm" svg:y1="4.064cm" svg:x2="15.328cm" svg:y2="2.717cm">
          <text:p/>
        </draw:line>
        <draw:custom-shape draw:style-name="gr7" draw:text-style-name="P1" draw:layer="layout" svg:width="0.107cm" svg:height="0.107cm" svg:x="15.275cm" svg:y="4.0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2" draw:layer="layout" svg:x1="15.968cm" svg:y1="3.35cm" svg:x2="15.968cm" svg:y2="2.727cm">
          <text:p/>
        </draw:line>
        <draw:custom-shape draw:style-name="gr7" draw:text-style-name="P1" draw:layer="layout" svg:width="0.107cm" svg:height="0.107cm" svg:x="15.912cm" svg:y="3.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7" draw:layer="layout" svg:width="0.123cm" svg:height="1.459cm" svg:x="13.566cm" svg:y="2.9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123cm" svg:height="1.459cm" svg:x="13.842cm" svg:y="2.9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123cm" svg:height="1.459cm" svg:x="14.137cm" svg:y="2.973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606cm" svg:height="1.458cm" svg:x="12.516cm" svg:y="0.597cm">
          <draw:text-box>
            <text:p text:style-name="P1">...</text:p>
          </draw:text-box>
        </draw:frame>
        <draw:frame draw:style-name="gr11" draw:text-style-name="P5" draw:layer="layout" svg:width="1.606cm" svg:height="1.458cm" svg:x="13.442cm" svg:y="5.277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018cm" fo:page-height="7.5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5:32:00.346980094</meta:creation-date>
    <dc:date>2020-09-01T16:05:44.798566037</dc:date>
    <meta:editing-duration>PT11M1S</meta:editing-duration>
    <meta:editing-cycles>2</meta:editing-cycles>
    <meta:generator>LibreOffice/6.4.5.2$Linux_X86_64 LibreOffice_project/40$Build-2</meta:generator>
    <meta:document-statistic meta:object-count="43"/>
  </office:meta>
</office:document-meta>
</file>